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.535cm"/>
    </style:style>
    <style:style style:name="gr5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9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.5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0.7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0.58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8pt" style:font-size-asian="8pt" style:font-size-complex="8pt"/>
    </style:style>
    <style:style style:name="P3" style:family="paragraph">
      <style:paragraph-properties fo:text-align="center"/>
      <style:text-properties fo:font-family="'Times New Roman'" style:font-style-name="Regular" style:font-family-generic="roman" style:font-pitch="variable" fo:font-size="10pt" fo:font-style="italic" style:font-size-asian="18pt" style:font-style-asian="italic" style:font-size-complex="18pt" style:font-style-complex="italic"/>
    </style:style>
    <style:style style:name="P4" style:family="paragraph">
      <style:text-properties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P5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P6" style:family="paragraph">
      <style:text-properties fo:font-family="'Times New Roman'" style:font-family-generic="roman" style:font-pitch="variable" fo:font-size="8pt" style:font-size-asian="8pt" style:font-size-complex="8pt"/>
    </style:style>
    <style:style style:name="T1" style:family="text">
      <style:text-properties fo:font-family="'Times New Roman'" style:font-family-generic="roman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'Times New Roman'" style:font-family-generic="roman" style:font-pitch="variable" fo:font-size="8pt" style:font-size-asian="8pt" style:font-size-complex="8pt"/>
    </style:style>
    <style:style style:name="T3" style:family="text">
      <style:text-properties fo:font-family="'Times New Roman'" style:font-style-name="Regular" style:font-family-generic="roman" style:font-pitch="variable" fo:font-size="10pt" fo:font-style="italic" style:font-size-asian="18pt" style:font-style-asian="italic" style:font-size-complex="18pt" style:font-style-complex="italic"/>
    </style:style>
    <style:style style:name="T4" style:family="text">
      <style:text-properties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5" style:family="text">
      <style:text-properties style:text-position="-33% 58%" fo:font-family="'Times New Roman'" style:font-style-name="Regular" style:font-family-generic="roman" style:font-pitch="variable" fo:font-size="10pt" fo:font-style="normal" style:font-size-asian="18pt" style:font-style-asian="normal" style:font-size-complex="18pt" style:font-style-complex="normal"/>
    </style:style>
    <style:style style:name="T6" style:family="text">
      <style:text-properties fo:font-family="'Times New Roman'" style:font-style-name="Regular" style:font-family-generic="roman" fo:font-size="10pt" fo:font-style="italic" style:font-family-asian="'Times New Roman'" style:font-style-name-asian="Regular" style:font-family-generic-asian="roman" style:font-size-asian="10pt" style:font-style-asian="italic" style:font-family-complex="'Times New Roman'" style:font-style-name-complex="Regular" style:font-family-generic-complex="roman" style:font-size-complex="10pt" style:font-style-complex="italic"/>
    </style:style>
    <style:style style:name="T7" style:family="text">
      <style:text-properties fo:font-family="'Times New Roman'" style:font-family-generic="roman" style:font-pitch="variable" fo:font-size="10pt" style:font-family-asian="'Times New Roman'" style:font-style-name-asian="Regular" style:font-family-generic-asian="roman" style:font-size-asian="10pt" style:font-family-complex="'Times New Roman'" style:font-style-name-complex="Regular" style:font-family-generic-complex="roman" style:font-size-complex="10pt"/>
    </style:style>
    <style:style style:name="T8" style:family="text">
      <style:text-properties fo:font-family="'Times New Roman'" style:font-family-generic="roman" style:font-pitch="variable" fo:font-size="10pt" fo:font-style="italic" style:font-family-asian="'Times New Roman'" style:font-style-name-asian="Regular" style:font-family-generic-asian="roman" style:font-size-asian="10pt" style:font-style-asian="italic" style:font-family-complex="'Times New Roman'" style:font-style-name-complex="Regular" style:font-family-generic-complex="roman" style:font-size-complex="10pt" style:font-style-complex="italic"/>
    </style:style>
    <style:style style:name="T9" style:family="text">
      <style:text-properties style:text-position="-33% 58%" fo:font-family="'Times New Roman'" style:font-family-generic="roman" style:font-pitch="variable" fo:font-size="10pt" fo:font-style="normal" style:font-family-asian="'Times New Roman'" style:font-style-name-asian="Regular" style:font-family-generic-asian="roman" style:font-size-asian="10pt" style:font-style-asian="normal" style:font-family-complex="'Times New Roman'" style:font-style-name-complex="Regular" style:font-family-generic-complex="roman" style:font-size-complex="10pt" style:font-style-complex="normal"/>
    </style:style>
    <style:style style:name="T10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text-position="-33% 58%" fo:font-family="'Times New Roman'" style:font-family-generic="roman" style:font-pitch="variable" fo:font-size="10pt" style:font-size-asian="10pt" style:font-size-complex="10pt"/>
    </style:style>
    <style:style style:name="T12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13" style:family="text">
      <style:text-properties style:text-position="-33% 58%" fo:font-family="'Times New Roman'" style:font-family-generic="roman" style:font-pitch="variable" fo:font-size="10pt" fo:font-style="normal" style:font-size-asian="10pt" style:font-style-asian="normal" style:font-size-complex="10pt" style:font-style-complex="normal"/>
    </style:style>
    <style:style style:name="T14" style:family="text">
      <style:text-properties fo:font-family="'Times New Roman'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T15" style:family="text">
      <style:text-properties style:text-position="-33% 58%" fo:font-family="'Times New Roman'" style:font-family-generic="roman" style:font-pitch="variable" fo:font-size="8pt" style:font-size-asian="8pt" style:font-size-complex="8pt"/>
    </style:style>
    <style:style style:name="T16" style:family="text">
      <style:text-properties style:text-position="-33% 58%" fo:font-family="'Times New Roman'" style:font-family-generic="roman" style:font-pitch="variable" fo:font-size="8pt" fo:font-style="normal" style:font-size-asian="8pt" style:font-style-asian="normal" style:font-size-complex="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2" draw:id="id2" draw:layer="layout" svg:width="2.54cm" svg:height="1.397cm" svg:x="4.505cm" svg:y="3.951cm">
          <text:p text:style-name="P1"><text:span text:style-name="T1">E</text:span><text:span text:style-name="T2">xercise: </text:span></text:p>
          <text:p text:style-name="P1"><text:span text:style-name="T2">set up class Human</text:span></text:p>
        </draw:ellipse>
        <draw:ellipse draw:style-name="gr1" draw:text-style-name="P2" xml:id="id1" draw:id="id1" draw:layer="layout" svg:width="1.905cm" svg:height="1.27cm" svg:x="4.832cm" svg:y="1.665cm">
          <text:p text:style-name="P1"><text:span text:style-name="T2">Class &amp; </text:span><text:span text:style-name="T1">O</text:span><text:span text:style-name="T2">bject</text:span></text:p>
        </draw:ellipse>
        <draw:ellipse draw:style-name="gr1" draw:text-style-name="P2" xml:id="id3" draw:id="id3" draw:layer="layout" svg:width="1.905cm" svg:height="1.27cm" svg:x="8.707cm" svg:y="1.665cm">
          <text:p text:style-name="P1"><text:span text:style-name="T1">J</text:span><text:span text:style-name="T2">ava</text:span></text:p>
        </draw:ellipse>
        <draw:ellipse draw:style-name="gr1" draw:text-style-name="P2" xml:id="id4" draw:id="id4" draw:layer="layout" svg:width="1.905cm" svg:height="1.27cm" svg:x="12.39cm" svg:y="1.665cm">
          <text:p text:style-name="P1"><text:span text:style-name="T1">I</text:span><text:span text:style-name="T2">nterface</text:span></text:p>
        </draw:ellipse>
        <draw:connector draw:style-name="gr2" draw:text-style-name="P1" draw:layer="layout" draw:type="line" svg:x1="5.784cm" svg:y1="2.935cm" svg:x2="5.775cm" svg:y2="3.951cm" draw:start-shape="id1" draw:start-glue-point="2" draw:end-shape="id2" draw:end-glue-point="0" svg:d="M5784 2935l-9 1016">
          <text:p/>
        </draw:connector>
        <draw:connector draw:style-name="gr2" draw:text-style-name="P1" draw:layer="layout" draw:type="line" svg:x1="6.737cm" svg:y1="2.3cm" svg:x2="8.707cm" svg:y2="2.3cm" draw:start-shape="id1" draw:start-glue-point="1" draw:end-shape="id3" draw:end-glue-point="3" svg:d="M6737 2300h1970">
          <text:p/>
        </draw:connector>
        <draw:connector draw:style-name="gr2" draw:text-style-name="P1" draw:layer="layout" draw:type="line" svg:x1="12.39cm" svg:y1="2.3cm" svg:x2="10.612cm" svg:y2="2.3cm" draw:start-shape="id4" draw:start-glue-point="3" draw:end-shape="id3" svg:d="M12390 2300h-1778">
          <text:p/>
        </draw:connector>
        <draw:custom-shape draw:style-name="gr3" draw:text-style-name="P3" xml:id="id5" draw:id="id5" draw:layer="layout" svg:width="0.889cm" svg:height="0.889cm" svg:x="5.576cm" svg:y="8.258cm">
          <text:p text:style-name="P1"><text:span text:style-name="T3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035cm" svg:height="0.772cm" svg:x="10.112cm" svg:y="4.079cm">
          <draw:text-box>
            <text:p><text:span text:style-name="T4">(a)</text:span></text:p>
          </draw:text-box>
        </draw:frame>
        <draw:custom-shape draw:style-name="gr3" draw:text-style-name="P3" xml:id="id6" draw:id="id6" draw:layer="layout" svg:width="0.889cm" svg:height="0.889cm" svg:x="5.551cm" svg:y="10.673cm">
          <text:p text:style-name="P1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0.889cm" svg:height="0.889cm" svg:x="8.591cm" svg:y="8.257cm">
          <text:p text:style-name="P1"><text:span text:style-name="T3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5" draw:id="id15" draw:layer="layout" svg:width="0.889cm" svg:height="0.889cm" svg:x="11.391cm" svg:y="8.257cm">
          <text:p text:style-name="P1"><text:span text:style-name="T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02cm" svg:y1="9.147cm" svg:x2="5.995cm" svg:y2="10.673cm" draw:start-shape="id5" draw:start-glue-point="8" draw:end-shape="id6" draw:end-glue-point="4" svg:d="M6020 9147l-25 1526">
          <text:p/>
        </draw:connector>
        <draw:connector draw:style-name="gr5" draw:text-style-name="P1" draw:layer="layout" draw:type="line" svg:x1="5.295cm" svg:y1="12.264cm" svg:x2="5.995cm" svg:y2="11.562cm" draw:start-shape="id7" draw:start-glue-point="4" draw:end-shape="id6" draw:end-glue-point="8" svg:d="M5295 12264l700-702">
          <text:p/>
        </draw:connector>
        <draw:custom-shape draw:style-name="gr6" draw:text-style-name="P3" xml:id="id7" draw:id="id7" draw:layer="layout" svg:width="0.889cm" svg:height="0.889cm" svg:x="4.851cm" svg:y="12.264cm">
          <text:p text:style-name="P1"><text:span text:style-name="T3">F</text:span><text:span text:style-name="T5">4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459cm" svg:height="0.729cm" svg:x="4.032cm" svg:y="13.107cm">
          <draw:text-box>
            <text:p><text:span text:style-name="T6">β</text:span><text:span text:style-name="T7">(</text:span><text:span text:style-name="T8">F</text:span><text:span text:style-name="T9">41</text:span><text:span text:style-name="T7">; </text:span><text:span text:style-name="T8">a</text:span><text:span text:style-name="T9">41</text:span><text:span text:style-name="T7">, </text:span><text:span text:style-name="T8">b</text:span><text:span text:style-name="T9">41</text:span><text:span text:style-name="T7">)</text:span></text:p>
          </draw:text-box>
        </draw:frame>
        <draw:connector draw:style-name="gr5" draw:text-style-name="P1" draw:layer="layout" draw:type="line" svg:x1="6.981cm" svg:y1="12.403cm" svg:x2="5.995cm" svg:y2="11.562cm" draw:start-shape="id8" draw:start-glue-point="5" draw:end-shape="id6" draw:end-glue-point="8" svg:d="M6981 12403l-986-841">
          <text:p/>
        </draw:connector>
        <draw:custom-shape draw:style-name="gr6" draw:text-style-name="P3" xml:id="id8" draw:id="id8" draw:layer="layout" svg:width="0.889cm" svg:height="0.889cm" svg:x="6.851cm" svg:y="12.273cm">
          <text:p text:style-name="P1"><text:span text:style-name="T3">F</text:span><text:span text:style-name="T5">4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459cm" svg:height="0.729cm" svg:x="6.332cm" svg:y="13.117cm">
          <draw:text-box>
            <text:p><text:span text:style-name="T6">β</text:span><text:span text:style-name="T7">(</text:span><text:span text:style-name="T8">F</text:span><text:span text:style-name="T9">42</text:span><text:span text:style-name="T7">; </text:span><text:span text:style-name="T8">a</text:span><text:span text:style-name="T9">42</text:span><text:span text:style-name="T7">, </text:span><text:span text:style-name="T8">b</text:span><text:span text:style-name="T9">42</text:span><text:span text:style-name="T7">)</text:span></text:p>
          </draw:text-box>
        </draw:frame>
        <draw:custom-shape draw:style-name="gr6" draw:text-style-name="P3" xml:id="id9" draw:id="id9" draw:layer="layout" svg:width="0.889cm" svg:height="0.889cm" svg:x="4.876cm" svg:y="6.558cm">
          <text:p text:style-name="P1"><text:span text:style-name="T3">F</text:span><text:span text:style-name="T5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5.32cm" svg:y1="7.447cm" svg:x2="6.02cm" svg:y2="8.258cm" draw:start-shape="id9" draw:start-glue-point="8" draw:end-shape="id5" draw:end-glue-point="4" svg:d="M5320 7447l700 811">
          <text:p/>
        </draw:connector>
        <draw:frame draw:style-name="gr8" draw:text-style-name="P5" draw:layer="layout" svg:width="2.54cm" svg:height="0.729cm" svg:x="4.032cm" svg:y="5.915cm">
          <draw:text-box>
            <text:p><text:span text:style-name="T6">β</text:span><text:span text:style-name="T7">(</text:span><text:span text:style-name="T8">F</text:span><text:span text:style-name="T9">11</text:span><text:span text:style-name="T7">; </text:span><text:span text:style-name="T8">a</text:span><text:span text:style-name="T9">11</text:span><text:span text:style-name="T7">, </text:span><text:span text:style-name="T8">b</text:span><text:span text:style-name="T9">11</text:span><text:span text:style-name="T7">)</text:span></text:p>
          </draw:text-box>
        </draw:frame>
        <draw:custom-shape draw:style-name="gr6" draw:text-style-name="P3" xml:id="id10" draw:id="id10" draw:layer="layout" svg:width="0.889cm" svg:height="0.889cm" svg:x="7.476cm" svg:y="6.549cm">
          <text:p text:style-name="P1"><text:span text:style-name="T3">F</text:span><text:span text:style-name="T5">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7.92cm" svg:y1="7.438cm" svg:x2="9.035cm" svg:y2="8.257cm" draw:start-shape="id10" draw:start-glue-point="8" draw:end-shape="id11" svg:d="M7920 7438l1115 819">
          <text:p/>
        </draw:connector>
        <draw:custom-shape draw:style-name="gr6" draw:text-style-name="P3" xml:id="id12" draw:id="id12" draw:layer="layout" svg:width="0.889cm" svg:height="0.889cm" svg:x="9.776cm" svg:y="6.549cm">
          <text:p text:style-name="P1"><text:span text:style-name="T3">F</text:span><text:span text:style-name="T5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0.22cm" svg:y1="7.438cm" svg:x2="9.036cm" svg:y2="8.257cm" draw:start-shape="id12" draw:start-glue-point="8" svg:d="M10220 7438l-1184 819">
          <text:p/>
        </draw:connector>
        <draw:custom-shape draw:style-name="gr6" draw:text-style-name="P3" xml:id="id13" draw:id="id13" draw:layer="layout" svg:width="0.889cm" svg:height="0.889cm" svg:x="7.469cm" svg:y="9.958cm">
          <text:p text:style-name="P1"><text:span text:style-name="T3">F</text:span><text:span text:style-name="T5">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7.913cm" svg:y1="9.958cm" svg:x2="9.035cm" svg:y2="9.146cm" draw:start-shape="id13" draw:start-glue-point="4" draw:end-shape="id11" draw:end-glue-point="8" svg:d="M7913 9958l1122-812">
          <text:p/>
        </draw:connector>
        <draw:custom-shape draw:style-name="gr6" draw:text-style-name="P3" xml:id="id14" draw:id="id14" draw:layer="layout" svg:width="0.889cm" svg:height="0.889cm" svg:x="9.776cm" svg:y="9.958cm">
          <text:p text:style-name="P1"><text:span text:style-name="T3">F</text:span><text:span text:style-name="T5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0.22cm" svg:y1="9.958cm" svg:x2="9.035cm" svg:y2="9.147cm" draw:start-shape="id14" draw:start-glue-point="4" svg:d="M10220 9958l-1185-811">
          <text:p/>
        </draw:connector>
        <draw:connector draw:style-name="gr2" draw:text-style-name="P1" draw:layer="layout" draw:type="line" svg:x1="6.465cm" svg:y1="8.702cm" svg:x2="8.591cm" svg:y2="8.701cm" draw:start-shape="id5" draw:start-glue-point="1" draw:end-shape="id11" draw:end-glue-point="6" svg:d="M6465 8702l2126-1">
          <text:p/>
        </draw:connector>
        <draw:connector draw:style-name="gr2" draw:text-style-name="P1" draw:layer="layout" draw:type="line" svg:x1="11.391cm" svg:y1="8.701cm" svg:x2="9.48cm" svg:y2="8.701cm" draw:start-shape="id15" draw:start-glue-point="6" draw:end-shape="id11" draw:end-glue-point="10" svg:d="M11391 8701h-1911">
          <text:p/>
        </draw:connector>
        <draw:custom-shape draw:style-name="gr6" draw:text-style-name="P3" draw:layer="layout" svg:width="0.889cm" svg:height="0.889cm" svg:x="12.176cm" svg:y="6.549cm">
          <text:p text:style-name="P1"><text:span text:style-name="T3">F</text:span><text:span text:style-name="T5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2.62cm" svg:y1="7.438cm" svg:x2="11.835cm" svg:y2="8.257cm" draw:end-shape="id15" draw:end-glue-point="4" svg:d="M12620 7438l-785 819">
          <text:p/>
        </draw:connector>
        <draw:frame draw:style-name="gr8" draw:text-style-name="P5" draw:layer="layout" svg:width="2.54cm" svg:height="0.729cm" svg:x="6.632cm" svg:y="5.916cm">
          <draw:text-box>
            <text:p><text:span text:style-name="T6">β</text:span><text:span text:style-name="T7">(</text:span><text:span text:style-name="T8">F</text:span><text:span text:style-name="T9">31</text:span><text:span text:style-name="T7">; </text:span><text:span text:style-name="T8">a</text:span><text:span text:style-name="T9">31</text:span><text:span text:style-name="T7">, </text:span><text:span text:style-name="T8">b</text:span><text:span text:style-name="T9">31</text:span><text:span text:style-name="T7">)</text:span></text:p>
          </draw:text-box>
        </draw:frame>
        <draw:frame draw:style-name="gr8" draw:text-style-name="P5" draw:layer="layout" svg:width="2.963cm" svg:height="0.729cm" svg:x="9.032cm" svg:y="5.917cm">
          <draw:text-box>
            <text:p><text:span text:style-name="T6">β</text:span><text:span text:style-name="T7">(</text:span><text:span text:style-name="T8">F</text:span><text:span text:style-name="T9">32</text:span><text:span text:style-name="T7">; </text:span><text:span text:style-name="T8">a</text:span><text:span text:style-name="T9">32</text:span><text:span text:style-name="T7">, </text:span><text:span text:style-name="T8">b</text:span><text:span text:style-name="T9">32</text:span><text:span text:style-name="T7">)</text:span></text:p>
          </draw:text-box>
        </draw:frame>
        <draw:frame draw:style-name="gr8" draw:text-style-name="P5" draw:layer="layout" svg:width="2.75cm" svg:height="0.729cm" svg:x="6.732cm" svg:y="10.817cm">
          <draw:text-box>
            <text:p><text:span text:style-name="T6">β</text:span><text:span text:style-name="T7">(</text:span><text:span text:style-name="T8">F</text:span><text:span text:style-name="T9">33</text:span><text:span text:style-name="T7">; </text:span><text:span text:style-name="T8">a</text:span><text:span text:style-name="T9">33</text:span><text:span text:style-name="T7">, </text:span><text:span text:style-name="T8">b</text:span><text:span text:style-name="T9">33</text:span><text:span text:style-name="T7">)</text:span></text:p>
          </draw:text-box>
        </draw:frame>
        <draw:frame draw:style-name="gr8" draw:text-style-name="P5" draw:layer="layout" svg:width="2.963cm" svg:height="0.729cm" svg:x="9.133cm" svg:y="10.818cm">
          <draw:text-box>
            <text:p><text:span text:style-name="T6">β</text:span><text:span text:style-name="T7">(</text:span><text:span text:style-name="T8">F</text:span><text:span text:style-name="T9">34</text:span><text:span text:style-name="T7">; </text:span><text:span text:style-name="T8">a</text:span><text:span text:style-name="T9">34</text:span><text:span text:style-name="T7">, </text:span><text:span text:style-name="T8">b</text:span><text:span text:style-name="T9">34</text:span><text:span text:style-name="T7">)</text:span></text:p>
          </draw:text-box>
        </draw:frame>
        <draw:frame draw:style-name="gr8" draw:text-style-name="P5" draw:layer="layout" svg:width="2.603cm" svg:height="0.729cm" svg:x="11.532cm" svg:y="5.916cm">
          <draw:text-box>
            <text:p><text:span text:style-name="T6">β</text:span><text:span text:style-name="T7">(</text:span><text:span text:style-name="T8">F</text:span><text:span text:style-name="T9">21</text:span><text:span text:style-name="T7">; </text:span><text:span text:style-name="T8">a</text:span><text:span text:style-name="T9">21</text:span><text:span text:style-name="T7">, </text:span><text:span text:style-name="T8">b</text:span><text:span text:style-name="T9">21</text:span><text:span text:style-name="T7">)</text:span></text:p>
          </draw:text-box>
        </draw:frame>
        <draw:frame draw:style-name="gr9" draw:text-style-name="P4" draw:layer="layout" svg:width="1.061cm" svg:height="0.772cm" svg:x="10.313cm" svg:y="12.279cm">
          <draw:text-box>
            <text:p><text:span text:style-name="T4">(b)</text:span></text:p>
          </draw:text-box>
        </draw:frame>
        <draw:frame draw:style-name="gr10" draw:text-style-name="P5" draw:layer="layout" svg:width="1.48cm" svg:height="0.729cm" svg:x="6.75cm" svg:y="1.616cm">
          <draw:text-box>
            <text:p><text:span text:style-name="T10">w</text:span><text:span text:style-name="T11">1</text:span><text:span text:style-name="T12">=0.6</text:span></text:p>
          </draw:text-box>
        </draw:frame>
        <draw:frame draw:style-name="gr10" draw:text-style-name="P5" draw:layer="layout" svg:width="1.48cm" svg:height="0.729cm" svg:x="10.95cm" svg:y="1.617cm">
          <draw:text-box>
            <text:p><text:span text:style-name="T10">w</text:span><text:span text:style-name="T13">2</text:span><text:span text:style-name="T12">=0.4</text:span></text:p>
          </draw:text-box>
        </draw:frame>
        <draw:frame draw:style-name="gr11" draw:text-style-name="P5" draw:layer="layout" svg:width="1.214cm" svg:height="0.729cm" svg:x="4.75cm" svg:y="2.917cm">
          <draw:text-box>
            <text:p><text:span text:style-name="T10">w</text:span><text:span text:style-name="T13">3</text:span><text:span text:style-name="T12">=1</text:span></text:p>
          </draw:text-box>
        </draw:frame>
        <draw:frame draw:style-name="gr12" draw:text-style-name="P6" draw:layer="layout" svg:width="1.299cm" svg:height="0.637cm" svg:x="6.65cm" svg:y="8.188cm">
          <draw:text-box>
            <text:p><text:span text:style-name="T14">w</text:span><text:span text:style-name="T15">1</text:span><text:span text:style-name="T2">=0.6</text:span></text:p>
          </draw:text-box>
        </draw:frame>
        <draw:frame draw:style-name="gr12" draw:text-style-name="P6" draw:layer="layout" svg:width="1.299cm" svg:height="0.637cm" svg:x="9.95cm" svg:y="8.188cm">
          <draw:text-box>
            <text:p><text:span text:style-name="T14">w</text:span><text:span text:style-name="T16">2</text:span><text:span text:style-name="T2">=0.4</text:span></text:p>
          </draw:text-box>
        </draw:frame>
        <draw:frame draw:style-name="gr13" draw:text-style-name="P6" draw:layer="layout" svg:width="1.083cm" svg:height="0.637cm" svg:x="5.85cm" svg:y="9.519cm">
          <draw:text-box>
            <text:p><text:span text:style-name="T14">w</text:span><text:span text:style-name="T16">3</text:span><text:span text:style-name="T2">=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11-08T09:02:27.65</meta:creation-date>
    <dc:date>2016-05-25T21:38:00.94</dc:date>
    <dc:creator>Loc Nguyen</dc:creator>
    <meta:editing-duration>PT2H38M37S</meta:editing-duration>
    <meta:editing-cycles>44</meta:editing-cycles>
    <meta:generator>OpenOffice/4.1.2$Win32 OpenOffice.org_project/412m3$Build-9782</meta:generator>
    <meta:document-statistic meta:object-count="46"/>
  </office:meta>
</office:document-meta>
</file>